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2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4.5/10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4/1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0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2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2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5/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/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/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4/1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/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2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6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3/10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2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4/10"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9:04:08.62057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26T20:39:33.827531949</dc:date>
    <meta:editing-duration>PT6H10M13S</meta:editing-duration>
    <meta:editing-cycles>52</meta:editing-cycles>
    <meta:generator>LibreOffice/5.1.6.2$Linux_X86_64 LibreOffice_project/10m0$Build-2</meta:generator>
    <meta:document-statistic meta:table-count="1" meta:cell-count="50" meta:object-count="0"/>
  </office:meta>
</office:document-meta>
</file>